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i>u</mi>
        <mrow>
          <mrow>
            <mo stretchy="false">(</mo>
            <mrow>
              <mi>k</mi>
            </mrow>
            <mo stretchy="false">)</mo>
          </mrow>
        </mrow>
      </msup>
      <mi mathvariant="normal">:</mi>
      <mrow>
        <mo stretchy="false">[</mo>
        <mrow>
          <mn>0,1</mn>
        </mrow>
        <mo stretchy="false">]</mo>
      </mrow>
      <mo stretchy="false">→</mo>
      <mrow>
        <mo stretchy="false">[</mo>
        <mrow>
          <mn>0,1</mn>
        </mrow>
        <mo stretchy="false">]</mo>
      </mrow>
      <mi>,</mi>
      <mi/>
      <msup>
        <mi>u</mi>
        <mrow>
          <mrow>
            <mo stretchy="false">(</mo>
            <mrow>
              <mi>k</mi>
            </mrow>
            <mo stretchy="false">)</mo>
          </mrow>
        </mrow>
      </msup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row>
              <mtable>
                <mtr>
                  <mtd>
                    <mrow>
                      <mi>x</mi>
                      <mi>,</mi>
                      <mi/>
                      <mi mathvariant="italic">для</mi>
                      <mi/>
                      <mi>x</mi>
                      <mrow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o stretchy="false">∈</mo>
                        <mo stretchy="false">ℤ</mo>
                      </mrow>
                    </mrow>
                  </mtd>
                </mtr>
                <mtr>
                  <mtd>
                    <mrow>
                      <mrow>
                        <mo stretchy="false">[</mo>
                        <mrow>
                          <mrow>
                            <mo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  <mi>x</mi>
                        </mrow>
                        <mo stretchy="false">]</mo>
                      </mrow>
                      <mfrac>
                        <mrow>
                          <mn>1</mn>
                        </mrow>
                        <mrow>
                          <mi>k</mi>
                        </mrow>
                      </mfrac>
                      <mi>,</mi>
                      <mi/>
                      <mi mathvariant="italic">иначе</mi>
                    </mrow>
                  </mtd>
                </mtr>
              </mtable>
            </mrow>
          </mrow>
        </mrow>
      </mrow>
    </mrow>
    <annotation encoding="StarMath 5.0">u^{(k)}:[0,1]rightarrow[0,1], ~ u^{(k)}(x)=left lbrace {matrix{x, ` для ` x(k+1) in setZ ##[(k+1)x]{1} over {k}, ` иначе }}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есткий Диск</meta:initial-creator>
    <meta:creation-date>2014-02-03T21:31:28.982000000</meta:creation-date>
    <meta:generator>LibreOffice/4.1.2.3$Windows_x86 LibreOffice_project/40b2d7fde7e8d2d7bc5a449dc65df4d08a7dd38</meta:generator>
  </office:meta>
</office:document-meta>
</file>